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Pad x</text:p>
          </table:table-cell>
          <table:table-cell table:style-name="ce1" office:value-type="string" calcext:value-type="string">
            <text:p>Pad y</text:p>
          </table:table-cell>
          <table:table-cell table:style-name="ce1" office:value-type="string" calcext:value-type="string">
            <text:p>Pad height</text:p>
          </table:table-cell>
          <table:table-cell table:style-name="ce1" office:value-type="string" calcext:value-type="string">
            <text:p>Pad width</text:p>
          </table:table-cell>
          <table:table-cell table:style-name="ce1" office:value-type="string" calcext:value-type="string">
            <text:p>Thickness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y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y2</text:p>
          </table:table-cell>
          <table:table-cell office:value-type="string" calcext:value-type="string">
            <text:p>Thickness</text:p>
          </table:table-cell>
          <table:table-cell office:value-type="string" calcext:value-type="string">
            <text:p>Clearance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flags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6.32" calcext:value-type="float">
            <text:p>6.3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D2] &gt; [.C2];([.A2] - [.D2]/2 + [.E2]/2) * 39.37;[.A2]*39.37)" office:value-type="float" office:value="-228.346" calcext:value-type="float">
            <text:p>-228.346</text:p>
          </table:table-cell>
          <table:table-cell table:formula="of:=IF([.C2] &gt; [.D2];([.B2] - [.C2]/2 + [.E2]/2) * 39.37;[.B2]*39.37)" office:value-type="float" office:value="248.8184" calcext:value-type="float">
            <text:p>248.8184</text:p>
          </table:table-cell>
          <table:table-cell table:formula="of:=IF([.D2] &gt; [.C2];([.A2] + [.D2]/2 - [.E2]/2) * 39.37;[.A2]*39.37)" office:value-type="float" office:value="-204.724" calcext:value-type="float">
            <text:p>-204.724</text:p>
          </table:table-cell>
          <table:table-cell table:formula="of:=IF([.C2] &gt; [.D2];([.B2] + [.C2]/2 - [.E2]/2) * 39.37;[.B2]*39.37)" office:value-type="float" office:value="248.8184" calcext:value-type="float">
            <text:p>248.8184</text:p>
          </table:table-cell>
          <table:table-cell table:formula="of:=[.E2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x0020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5.92" calcext:value-type="float">
            <text:p>5.9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D3] &gt; [.C3];([.A3] - [.D3]/2 + [.E3]/2) * 39.37;[.A3]*39.37)" office:value-type="float" office:value="-228.346" calcext:value-type="float">
            <text:p>-228.346</text:p>
          </table:table-cell>
          <table:table-cell table:formula="of:=IF([.C3] &gt; [.D3];([.B3] - [.C3]/2 + [.E3]/2) * 39.37;[.B3]*39.37)" office:value-type="float" office:value="233.0704" calcext:value-type="float">
            <text:p>233.0704</text:p>
          </table:table-cell>
          <table:table-cell table:formula="of:=IF([.D3] &gt; [.C3];([.A3] + [.D3]/2 - [.E3]/2) * 39.37;[.A3]*39.37)" office:value-type="float" office:value="-204.724" calcext:value-type="float">
            <text:p>-204.724</text:p>
          </table:table-cell>
          <table:table-cell table:formula="of:=IF([.C3] &gt; [.D3];([.B3] + [.C3]/2 - [.E3]/2) * 39.37;[.B3]*39.37)" office:value-type="float" office:value="233.0704" calcext:value-type="float">
            <text:p>233.0704</text:p>
          </table:table-cell>
          <table:table-cell table:formula="of:=[.E3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0020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5.52" calcext:value-type="float">
            <text:p>5.5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D4] &gt; [.C4];([.A4] - [.D4]/2 + [.E4]/2) * 39.37;[.A4]*39.37)" office:value-type="float" office:value="-228.346" calcext:value-type="float">
            <text:p>-228.346</text:p>
          </table:table-cell>
          <table:table-cell table:formula="of:=IF([.C4] &gt; [.D4];([.B4] - [.C4]/2 + [.E4]/2) * 39.37;[.B4]*39.37)" office:value-type="float" office:value="217.3224" calcext:value-type="float">
            <text:p>217.3224</text:p>
          </table:table-cell>
          <table:table-cell table:formula="of:=IF([.D4] &gt; [.C4];([.A4] + [.D4]/2 - [.E4]/2) * 39.37;[.A4]*39.37)" office:value-type="float" office:value="-204.724" calcext:value-type="float">
            <text:p>-204.724</text:p>
          </table:table-cell>
          <table:table-cell table:formula="of:=IF([.C4] &gt; [.D4];([.B4] + [.C4]/2 - [.E4]/2) * 39.37;[.B4]*39.37)" office:value-type="float" office:value="217.3224" calcext:value-type="float">
            <text:p>217.3224</text:p>
          </table:table-cell>
          <table:table-cell table:formula="of:=[.E4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0020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5.12" calcext:value-type="float">
            <text:p>5.1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D5] &gt; [.C5];([.A5] - [.D5]/2 + [.E5]/2) * 39.37;[.A5]*39.37)" office:value-type="float" office:value="-228.346" calcext:value-type="float">
            <text:p>-228.346</text:p>
          </table:table-cell>
          <table:table-cell table:formula="of:=IF([.C5] &gt; [.D5];([.B5] - [.C5]/2 + [.E5]/2) * 39.37;[.B5]*39.37)" office:value-type="float" office:value="201.5744" calcext:value-type="float">
            <text:p>201.5744</text:p>
          </table:table-cell>
          <table:table-cell table:formula="of:=IF([.D5] &gt; [.C5];([.A5] + [.D5]/2 - [.E5]/2) * 39.37;[.A5]*39.37)" office:value-type="float" office:value="-204.724" calcext:value-type="float">
            <text:p>-204.724</text:p>
          </table:table-cell>
          <table:table-cell table:formula="of:=IF([.C5] &gt; [.D5];([.B5] + [.C5]/2 - [.E5]/2) * 39.37;[.B5]*39.37)" office:value-type="float" office:value="201.5744" calcext:value-type="float">
            <text:p>201.5744</text:p>
          </table:table-cell>
          <table:table-cell table:formula="of:=[.E5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0020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4.72" calcext:value-type="float">
            <text:p>4.7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D6] &gt; [.C6];([.A6] - [.D6]/2 + [.E6]/2) * 39.37;[.A6]*39.37)" office:value-type="float" office:value="-228.346" calcext:value-type="float">
            <text:p>-228.346</text:p>
          </table:table-cell>
          <table:table-cell table:formula="of:=IF([.C6] &gt; [.D6];([.B6] - [.C6]/2 + [.E6]/2) * 39.37;[.B6]*39.37)" office:value-type="float" office:value="185.8264" calcext:value-type="float">
            <text:p>185.8264</text:p>
          </table:table-cell>
          <table:table-cell table:formula="of:=IF([.D6] &gt; [.C6];([.A6] + [.D6]/2 - [.E6]/2) * 39.37;[.A6]*39.37)" office:value-type="float" office:value="-204.724" calcext:value-type="float">
            <text:p>-204.724</text:p>
          </table:table-cell>
          <table:table-cell table:formula="of:=IF([.C6] &gt; [.D6];([.B6] + [.C6]/2 - [.E6]/2) * 39.37;[.B6]*39.37)" office:value-type="float" office:value="185.8264" calcext:value-type="float">
            <text:p>185.8264</text:p>
          </table:table-cell>
          <table:table-cell table:formula="of:=[.E6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0020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4.32" calcext:value-type="float">
            <text:p>4.32</text:p>
          </table:table-cell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table:formula="of:=IF([.D7] &gt; [.C7];([.A7] - [.D7]/2 + [.E7]/2) * 39.37;[.A7]*39.37)" office:value-type="float" office:value="-228.346" calcext:value-type="float">
            <text:p>-228.346</text:p>
          </table:table-cell>
          <table:table-cell table:formula="of:=IF([.C7] &gt; [.D7];([.B7] - [.C7]/2 + [.E7]/2) * 39.37;[.B7]*39.37)" office:value-type="float" office:value="170.0784" calcext:value-type="float">
            <text:p>170.0784</text:p>
          </table:table-cell>
          <table:table-cell table:formula="of:=IF([.D7] &gt; [.C7];([.A7] + [.D7]/2 - [.E7]/2) * 39.37;[.A7]*39.37)" office:value-type="float" office:value="-204.724" calcext:value-type="float">
            <text:p>-204.724</text:p>
          </table:table-cell>
          <table:table-cell table:formula="of:=IF([.C7] &gt; [.D7];([.B7] + [.C7]/2 - [.E7]/2) * 39.37;[.B7]*39.37)" office:value-type="float" office:value="170.0784" calcext:value-type="float">
            <text:p>170.0784</text:p>
          </table:table-cell>
          <table:table-cell table:formula="of:=[.E7]*39.37" office:value-type="float" office:value="7.874" calcext:value-type="float">
            <text:p>7.87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00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 Coffland</meta:initial-creator>
    <meta:creation-date>2015-08-08T21:50:41.663877877</meta:creation-date>
    <dc:date>2015-08-08T22:29:33.550449056</dc:date>
    <dc:creator>Doug Coffland</dc:creator>
    <meta:editing-duration>PT6M21S</meta:editing-duration>
    <meta:editing-cycles>1</meta:editing-cycles>
    <meta:document-statistic meta:table-count="1" meta:cell-count="105" meta:object-count="0"/>
    <meta:generator>LibreOffice/4.3.3.2$Linux_X86_64 LibreOffice_project/430m0$Build-2</meta:generator>
  </office:meta>
</office:document-meta>
</file>